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2e2c" officeooo:paragraph-rsid="00112e2c"/>
    </style:style>
    <style:style style:name="P2" style:family="paragraph" style:parent-style-name="Standard">
      <style:text-properties officeooo:rsid="00112e2c" officeooo:paragraph-rsid="00169c3c"/>
    </style:style>
    <style:style style:name="P3" style:family="paragraph" style:parent-style-name="Standard">
      <style:text-properties officeooo:rsid="0013100b" officeooo:paragraph-rsid="0013100b"/>
    </style:style>
    <style:style style:name="P4" style:family="paragraph" style:parent-style-name="Standard">
      <style:text-properties officeooo:rsid="0013100b" officeooo:paragraph-rsid="00169c3c"/>
    </style:style>
    <style:style style:name="P5" style:family="paragraph" style:parent-style-name="Standard">
      <style:text-properties officeooo:rsid="001407c8" officeooo:paragraph-rsid="00169c3c"/>
    </style:style>
    <style:style style:name="P6" style:family="paragraph" style:parent-style-name="Standard">
      <style:text-properties fo:font-weight="bold" officeooo:rsid="00112e2c" officeooo:paragraph-rsid="00169c3c" style:font-weight-asian="bold" style:font-weight-complex="bold"/>
    </style:style>
    <style:style style:name="P7" style:family="paragraph" style:parent-style-name="Standard">
      <style:text-properties fo:font-weight="bold" officeooo:rsid="0013100b" officeooo:paragraph-rsid="00169c3c" style:font-weight-asian="bold" style:font-weight-complex="bold"/>
    </style:style>
    <style:style style:name="P8" style:family="paragraph" style:parent-style-name="Standard">
      <style:text-properties fo:font-weight="bold" officeooo:rsid="001407c8" officeooo:paragraph-rsid="00169c3c" style:font-weight-asian="bold" style:font-weight-complex="bold"/>
    </style:style>
    <style:style style:name="P9" style:family="paragraph" style:parent-style-name="Standard">
      <style:text-properties fo:font-weight="bold" officeooo:rsid="00169c3c" officeooo:paragraph-rsid="00169c3c" style:font-weight-asian="bold" style:font-weight-complex="bold"/>
    </style:style>
    <style:style style:name="P10" style:family="paragraph" style:parent-style-name="Standard">
      <style:text-properties officeooo:rsid="00169c3c" officeooo:paragraph-rsid="00169c3c"/>
    </style:style>
    <style:style style:name="P11" style:family="paragraph" style:parent-style-name="Standard">
      <style:text-properties fo:font-weight="normal" officeooo:rsid="00169c3c" officeooo:paragraph-rsid="00169c3c" style:font-weight-asian="normal" style:font-weight-complex="normal"/>
    </style:style>
    <style:style style:name="T1" style:family="text">
      <style:text-properties officeooo:rsid="0013100b"/>
    </style:style>
    <style:style style:name="T2" style:family="text">
      <style:text-properties officeooo:rsid="001407c8"/>
    </style:style>
    <style:style style:name="T3" style:family="text">
      <style:text-properties officeooo:rsid="00158f16"/>
    </style:style>
    <style:style style:name="T4" style:family="text">
      <style:text-properties officeooo:rsid="00169c3c"/>
    </style:style>
    <style:style style:name="T5" style:family="text">
      <style:text-properties officeooo:rsid="0017c3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4">TREBALL DE LES ALUMNES: SONIA S I NEREA <text:s/>R.</text:span></text:p>
      <text:p text:style-name="P6"/>
      <text:p text:style-name="P6"><text:span text:style-name="T4">TEXT 1. PRESENTACIÓ DE L’ENTREVISTAT.</text:span></text:p>
      <text:p text:style-name="P2"/>
      <text:p text:style-name="P2">Wenxi Ye és un jove de 25 anys que viu a Llefià, Badalona, Barcelona, Catalunya, Espanya. Ell va migrar des de Xina fins a Espanya amb només 10 anys, acompanyat dels seus pares, per motius econòmics. En els seus records, la gent li tractava amb amabilitat, com si sigués un noi més, és a dir, mai va patir discriminació ni racisme. Actualment, viu amb la seva família i treballa de farmacèutic mentre estudia en la Facultat de Medicina. Es guanya la vida d’una manera molt positiva, a més a més <text:span text:style-name="T1">lluita cada dia per tenir un bon futur.</text:span></text:p>
      <text:p text:style-name="P1"/>
      <text:p text:style-name="P7"><text:span text:style-name="T4">TEXT 2. OBJECTE I IMPORTÀNCIA.</text:span></text:p>
      <text:p text:style-name="P4"/>
      <text:p text:style-name="P4">El seu objecte personal és un braçalet que porta sempre a sobre. El considera molt valiós <text:span text:style-name="T2">perquè és</text:span> fet a mà per la seva germana petita.</text:p>
      <text:p text:style-name="P3"/>
      <text:p text:style-name="P8"><text:span text:style-name="T4">TEXT 3. PRESENTACIÓ DE L’ENTREVISTADORA.</text:span></text:p>
      <text:p text:style-name="P5"/>
      <text:p text:style-name="P5">Em dic Sonia, tinc 14 anys i visc a Badalona. Vaig escollir a Wenxi Ye perquè és el germà d’una amiga propera, d’aquesta manera no haurien problemes d’incomoditat. Per altra banda, va ser perquè és una migració que acaba, en la meva opinió, amb un final feliç. Primer de tot vaig fer la fitxa de l’entrevistat. Llavors, vaig elaborar un power point on presentava a la persona entrevistada. <text:span text:style-name="T3">Aleshores, vaig omplir un dossier amb informació seva i dades de contacte. El més díficil va ser grabar l’entrevista, ja que ell estava de vacances i s’he m’anava la data límit. El lloc de grabació va ser la seva oficina, on col·locar el mòbil ja era una tasca desafiant. S’em va acabar la bateria justament quan vam finalitzar algunes tomes, però havia de fer les fotos de l’objecte personal així que vaig utilitzar el seu mòbil. Un fet molt graciós va ser posar les preguntes a l’ordinador per si m’en oblidaba d’alguna, que de totes maneres em costava bastant disimular l’acció de desviar la vista a un altre lloc que no sigui l’entrevistat. Finalment, vaig fer una infografia que tractava sobre les dades sociodemogràfiques de Xina i Espanya.</text:span></text:p>
      <text:p text:style-name="P5"/>
      <text:p text:style-name="P9">TEXT 4. SLÒGAN</text:p>
      <text:p text:style-name="P10"/>
      <text:p text:style-name="P10"/>
      <text:p text:style-name="P10"/>
      <text:p text:style-name="P9">TEXT 1. PRESENTACIÓ PERSONA ENTREVISTADA.</text:p>
      <text:p text:style-name="P10">Ana Maria, encara que tothom li diu Mari, té 63 anys i viu a Badalona.</text:p>
      <text:p text:style-name="P10">Va nèixer a Alguecires (Cadis) i va venir a Badalona als deu anys, amb els seus pares i els seus germans. Va venir en tren, el seu pare va venir aquí a treballar i quan van arribar, la Mari <text:s/>va començar a anar a l’escola. El lloc que més li va agradar va ser el Tibidabo, encara que no puja a moltes atraccions li agrada anar de tant en tant. </text:p>
      <text:p text:style-name="P10"/>
      <text:p text:style-name="P9">TEXT 2. OBJECTE I IMPORTÀNCIA</text:p>
      <text:p text:style-name="P9">No li vaig preguntar.</text:p>
      <text:p text:style-name="P9"/>
      <text:p text:style-name="P9">TEXT 3. PRESENTACIÓ ENTREVISTADORA</text:p>
      <text:p text:style-name="P11">Em dic Nerea Rios, tinc 15 anys i visc a Badalona. Vaig escollir la meva àvia per fer-li la entrevista perquè va ser una immigrant i la veig tots els dies. <text:span text:style-name="T5">Li vaig preguntar si li podia fer una entrevista per al cole i ella em va dir que sí, vam assajar molt i al final ella estava cansada. L’entrevista va anar bé, però vam haver de repetir-la perquè ella es reia molt i, a vegades, ens oblidavem d’allò que haviem de dir. Tota la història que va explicar la meva àvia jo ja la sabia, menys que va venir en tren. Després vaig enviar l’entrevista. La infografia la vaig començar però l’hauria d’acabar.</text:span></text:p>
      <text:p text:style-name="P1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3T10:25:03.226279117</meta:creation-date>
    <dc:date>2018-03-23T11:25:02.939301864</dc:date>
    <meta:editing-duration>PT13M27S</meta:editing-duration>
    <meta:editing-cycles>2</meta:editing-cycles>
    <meta:generator>LibreOffice/5.1.6.2$Linux_X86_64 LibreOffice_project/10m0$Build-2</meta:generator>
    <meta:document-statistic meta:table-count="0" meta:image-count="0" meta:object-count="0" meta:page-count="2" meta:paragraph-count="15" meta:word-count="564" meta:character-count="3110" meta:non-whitespace-character-count="2558"/>
  </office:meta>
</office:document-meta>
</file>